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1f6be0" officeooo:paragraph-rsid="001f6be0"/>
    </style:style>
    <style:style style:name="P13" style:family="paragraph" style:parent-style-name="Standard">
      <style:text-properties officeooo:rsid="002d7bab" officeooo:paragraph-rsid="002d7bab"/>
    </style:style>
    <style:style style:name="P14" style:family="paragraph" style:parent-style-name="Standard">
      <style:text-properties officeooo:rsid="002e9ad3" officeooo:paragraph-rsid="002e9ad3"/>
    </style:style>
    <style:style style:name="P15" style:family="paragraph" style:parent-style-name="Standard">
      <style:text-properties officeooo:rsid="002e9ad3" officeooo:paragraph-rsid="0047679c"/>
    </style:style>
    <style:style style:name="P16" style:family="paragraph" style:parent-style-name="Standard">
      <style:text-properties officeooo:rsid="002eea8a" officeooo:paragraph-rsid="002eea8a"/>
    </style:style>
    <style:style style:name="P17" style:family="paragraph" style:parent-style-name="Standard">
      <style:text-properties officeooo:rsid="002f7bf3" officeooo:paragraph-rsid="002f7bf3"/>
    </style:style>
    <style:style style:name="P18" style:family="paragraph" style:parent-style-name="Standard">
      <style:text-properties officeooo:rsid="00304081" officeooo:paragraph-rsid="00304081"/>
    </style:style>
    <style:style style:name="P19" style:family="paragraph" style:parent-style-name="Standard">
      <style:text-properties officeooo:rsid="0031e004" officeooo:paragraph-rsid="0031e004"/>
    </style:style>
    <style:style style:name="P20" style:family="paragraph" style:parent-style-name="Standard">
      <style:text-properties officeooo:rsid="00341821" officeooo:paragraph-rsid="0034443f"/>
    </style:style>
    <style:style style:name="P21" style:family="paragraph" style:parent-style-name="Standard">
      <style:text-properties officeooo:rsid="00370972" officeooo:paragraph-rsid="00370972"/>
    </style:style>
    <style:style style:name="P22" style:family="paragraph" style:parent-style-name="Standard">
      <style:text-properties officeooo:rsid="00370972" officeooo:paragraph-rsid="0047679c"/>
    </style:style>
    <style:style style:name="P23" style:family="paragraph" style:parent-style-name="Standard">
      <style:text-properties officeooo:rsid="0032875a" officeooo:paragraph-rsid="0032875a"/>
    </style:style>
    <style:style style:name="P24" style:family="paragraph" style:parent-style-name="Standard">
      <style:text-properties officeooo:rsid="003a875f" officeooo:paragraph-rsid="003a875f"/>
    </style:style>
    <style:style style:name="P25" style:family="paragraph" style:parent-style-name="Standard">
      <style:text-properties officeooo:rsid="003af5bb" officeooo:paragraph-rsid="003af5bb"/>
    </style:style>
    <style:style style:name="P26" style:family="paragraph" style:parent-style-name="Standard">
      <style:text-properties officeooo:rsid="003af5bb" officeooo:paragraph-rsid="003c7d0c"/>
    </style:style>
    <style:style style:name="P27" style:family="paragraph" style:parent-style-name="Standard">
      <style:text-properties officeooo:rsid="003af5bb" officeooo:paragraph-rsid="00482a15"/>
    </style:style>
    <style:style style:name="P28" style:family="paragraph" style:parent-style-name="Standard">
      <style:text-properties officeooo:rsid="003c7d0c" officeooo:paragraph-rsid="003c7d0c"/>
    </style:style>
    <style:style style:name="P29" style:family="paragraph" style:parent-style-name="Standard">
      <style:text-properties officeooo:rsid="003e9e11" officeooo:paragraph-rsid="003e9e11"/>
    </style:style>
    <style:style style:name="P30" style:family="paragraph" style:parent-style-name="Standard">
      <style:text-properties officeooo:rsid="001e6538" officeooo:paragraph-rsid="001e6538"/>
    </style:style>
    <style:style style:name="P31" style:family="paragraph" style:parent-style-name="Standard">
      <style:text-properties officeooo:rsid="004016be" officeooo:paragraph-rsid="004016be"/>
    </style:style>
    <style:style style:name="P32" style:family="paragraph" style:parent-style-name="Standard">
      <style:text-properties officeooo:rsid="0034443f" officeooo:paragraph-rsid="0034443f"/>
    </style:style>
    <style:style style:name="P33" style:family="paragraph" style:parent-style-name="Standard">
      <style:text-properties officeooo:rsid="0041e558" officeooo:paragraph-rsid="0041e558"/>
    </style:style>
    <style:style style:name="P34" style:family="paragraph" style:parent-style-name="Standard">
      <style:text-properties officeooo:rsid="0042a6fb" officeooo:paragraph-rsid="0042a6fb"/>
    </style:style>
    <style:style style:name="P35" style:family="paragraph" style:parent-style-name="Standard">
      <style:text-properties officeooo:rsid="0042a6fb" officeooo:paragraph-rsid="00457b46"/>
    </style:style>
    <style:style style:name="P36" style:family="paragraph" style:parent-style-name="Standard">
      <style:text-properties officeooo:rsid="0028571b" officeooo:paragraph-rsid="0028571b"/>
    </style:style>
    <style:style style:name="P37" style:family="paragraph" style:parent-style-name="Standard">
      <style:text-properties officeooo:rsid="004705d0" officeooo:paragraph-rsid="004705d0"/>
    </style:style>
    <style:style style:name="P38" style:family="paragraph" style:parent-style-name="Standard">
      <style:text-properties officeooo:rsid="0047679c" officeooo:paragraph-rsid="002e9ad3"/>
    </style:style>
    <style:style style:name="P39" style:family="paragraph" style:parent-style-name="Standard">
      <style:text-properties officeooo:rsid="0047679c" officeooo:paragraph-rsid="0047679c"/>
    </style:style>
    <style:style style:name="P40" style:family="paragraph" style:parent-style-name="Standard">
      <style:text-properties officeooo:rsid="00482a15" officeooo:paragraph-rsid="00482a15"/>
    </style:style>
    <style:style style:name="P41"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2"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3"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4"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5"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0"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51" style:family="paragraph" style:parent-style-name="Standard">
      <style:paragraph-properties fo:margin-left="0.4925in" fo:margin-right="0in" fo:text-indent="0in" style:auto-text-indent="false"/>
      <style:text-properties officeooo:rsid="001caf90" officeooo:paragraph-rsid="001caf90"/>
    </style:style>
    <style:style style:name="P52" style:family="paragraph" style:parent-style-name="Standard">
      <style:paragraph-properties fo:margin-left="0.4925in" fo:margin-right="0in" fo:text-indent="0in" style:auto-text-indent="false"/>
      <style:text-properties officeooo:rsid="001e6538" officeooo:paragraph-rsid="001e6538"/>
    </style:style>
    <style:style style:name="P53" style:family="paragraph" style:parent-style-name="Standard">
      <style:paragraph-properties fo:margin-left="0.4925in" fo:margin-right="0in" fo:text-indent="0in" style:auto-text-indent="false"/>
      <style:text-properties officeooo:rsid="00370972" officeooo:paragraph-rsid="00370972"/>
    </style:style>
    <style:style style:name="P54" style:family="paragraph" style:parent-style-name="Standard">
      <style:paragraph-properties fo:margin-left="0.4925in" fo:margin-right="0in" fo:text-indent="0in" style:auto-text-indent="false"/>
      <style:text-properties officeooo:rsid="004a26dc" officeooo:paragraph-rsid="004a26dc"/>
    </style:style>
    <style:style style:name="P55" style:family="paragraph" style:parent-style-name="Standard">
      <style:paragraph-properties fo:margin-left="0in" fo:margin-right="0in" fo:text-indent="0in" style:auto-text-indent="false"/>
      <style:text-properties officeooo:rsid="001a14c4" officeooo:paragraph-rsid="001a14c4"/>
    </style:style>
    <style:style style:name="P56" style:family="paragraph" style:parent-style-name="Standard">
      <style:paragraph-properties fo:margin-left="0in" fo:margin-right="0in" fo:text-indent="0in" style:auto-text-indent="false"/>
      <style:text-properties officeooo:rsid="00370972" officeooo:paragraph-rsid="00370972"/>
    </style:style>
    <style:style style:name="P57" style:family="paragraph" style:parent-style-name="Standard">
      <style:paragraph-properties fo:margin-left="0in" fo:margin-right="0in" fo:text-indent="0in" style:auto-text-indent="false"/>
      <style:text-properties officeooo:rsid="004a26dc" officeooo:paragraph-rsid="004a26dc"/>
    </style:style>
    <style:style style:name="P58" style:family="paragraph" style:parent-style-name="Text_20_body">
      <style:text-properties officeooo:rsid="002275d4" officeooo:paragraph-rsid="002275d4"/>
    </style:style>
    <style:style style:name="P59" style:family="paragraph" style:parent-style-name="Text_20_body">
      <style:text-properties officeooo:rsid="00244b4e" officeooo:paragraph-rsid="00244b4e"/>
    </style:style>
    <style:style style:name="P60"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61"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2" style:family="paragraph" style:parent-style-name="Table_20_Contents">
      <style:paragraph-properties fo:text-align="center" style:justify-single-word="false"/>
      <style:text-properties officeooo:rsid="0031e004"/>
    </style:style>
    <style:style style:name="P63" style:family="paragraph" style:parent-style-name="Table_20_Contents">
      <style:paragraph-properties fo:text-align="center" style:justify-single-word="false"/>
      <style:text-properties officeooo:rsid="0031e004" officeooo:paragraph-rsid="0031e004"/>
    </style:style>
    <style:style style:name="P64"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5" style:family="paragraph" style:parent-style-name="Table_20_Contents">
      <style:text-properties fo:font-weight="bold" officeooo:rsid="00404e13" officeooo:paragraph-rsid="00404e13" style:font-weight-asian="bold" style:font-weight-complex="bold"/>
    </style:style>
    <style:style style:name="P66" style:family="paragraph" style:parent-style-name="Table_20_Contents">
      <style:text-properties officeooo:rsid="00404e13" officeooo:paragraph-rsid="00404e13"/>
    </style:style>
    <style:style style:name="P67" style:family="paragraph" style:parent-style-name="Table_20_Contents">
      <style:text-properties officeooo:rsid="0041e558" officeooo:paragraph-rsid="0041e558"/>
    </style:style>
    <style:style style:name="P68" style:family="paragraph" style:parent-style-name="Table_20_Contents">
      <style:text-properties officeooo:rsid="0042a6fb" officeooo:paragraph-rsid="0042a6fb"/>
    </style:style>
    <style:style style:name="P69" style:family="paragraph" style:parent-style-name="Heading_20_3">
      <style:text-properties officeooo:rsid="002275d4" officeooo:paragraph-rsid="002275d4"/>
    </style:style>
    <style:style style:name="P70" style:family="paragraph" style:parent-style-name="Heading_20_3">
      <style:text-properties officeooo:paragraph-rsid="002275d4"/>
    </style:style>
    <style:style style:name="P71" style:family="paragraph" style:parent-style-name="Standard" style:list-style-name="L1">
      <style:text-properties officeooo:rsid="001a14c4" officeooo:paragraph-rsid="001a14c4"/>
    </style:style>
    <style:style style:name="P72" style:family="paragraph" style:parent-style-name="Standard" style:list-style-name="L1">
      <style:text-properties officeooo:rsid="001a7838" officeooo:paragraph-rsid="001a79b8"/>
    </style:style>
    <style:style style:name="P73" style:family="paragraph" style:parent-style-name="Standard" style:list-style-name="L1">
      <style:text-properties officeooo:rsid="001a7838" officeooo:paragraph-rsid="001a7838"/>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style:style style:name="T31" style:family="text">
      <style:text-properties officeooo:rsid="0045200f"/>
    </style:style>
    <style:style style:name="T32" style:family="text">
      <style:text-properties officeooo:rsid="00457b46"/>
    </style:style>
    <style:style style:name="T33" style:family="text">
      <style:text-properties officeooo:rsid="004705d0"/>
    </style:style>
    <style:style style:name="T34" style:family="text">
      <style:text-properties officeooo:rsid="0047679c"/>
    </style:style>
    <style:style style:name="T35" style:family="text">
      <style:text-properties officeooo:rsid="00482a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8-11T11:58:15.480980188">08/11/19</text:date></text:p>
      <text:p text:style-name="P2"/>
      <text:h text:style-name="P69" text:outline-level="3">Hardware</text:h>
      <text:p text:style-name="P58">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59">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70" text:outline-level="3"><text:span text:style-name="T9">CP/NET </text:span>Background</text:h>
      <text:p text:style-name="P11">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e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text:span text:style-name="T33">configuration </text:span>values <text:span text:style-name="T33">for use in</text:span> the WIZ<text:span text:style-name="T8">850io</text:span>. Note that all memory in th<text:span text:style-name="T8">ese devices</text:span> is volatile, apparently even across RESET, and so the values must be reprogrammed each time the system is booted. <text:span text:style-name="T33">To simplify this, an NVRAM chip (also attached to the SPI interface) is used to (semi-)permanently stored the network configuration, and this configuration is programmed into the WIZ850io automatically when starting NDOS3. Oncve the network configuration is set in the NVRAM, it does not need to be set again unless changes are made or the NVRAM chip is erased or replaced.</text:span></text:p>
      <text:p text:style-name="P7"/>
      <text:p text:style-name="P7">WIZCFG.COM uses the following command syntax:</text:p>
      <text:p text:style-name="P7"/>
      <text:p text:style-name="P41">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48">N <text:span text:style-name="T3">node-id</text:span></text:p>
      <text:p text:style-name="P48">I <text:span text:style-name="T3">ip-addr</text:span></text:p>
      <text:p text:style-name="P48">G <text:span text:style-name="T3">gateway-ip</text:span></text:p>
      <text:p text:style-name="P48">S <text:span text:style-name="T3">sub-net-mask</text:span></text:p>
      <text:p text:style-name="P48">M <text:span text:style-name="T3">mac-addr</text:span></text:p>
      <text:p text:style-name="P48">{0-<text:span text:style-name="T8">7</text:span>} <text:span text:style-name="T3">node-id ip-addr port</text:span></text:p>
      <text:p text:style-name="P55"><text:soft-page-break/></text:p>
      <text:list xml:id="list1828006185" text:style-name="L1">
        <text:list-item>
          <text:p text:style-name="P71">The commands ‘0’, ‘1’, ‘2’, ... ‘<text:span text:style-name="T8">7</text:span>’ are used to setup remote servers using sockets 0, 1, 2, ... <text:span text:style-name="T8">7</text:span>, respectively.</text:p>
        </text:list-item>
        <text:list-item>
          <text:p text:style-name="P71">‘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72">IP Addresses (‘I’, ‘G’, ‘S’, param 2 of {0-<text:span text:style-name="T8">7</text:span>}) use dotted decimal format.</text:p>
        </text:list-item>
        <text:list-item>
          <text:p text:style-name="P72">MAC addresses use colon-hex format. <text:span text:style-name="T15">Note that programming the MAC address in the WIZ550io is not required, however the WIZ850io will require that.</text:span></text:p>
        </text:list-item>
        <text:list-item>
          <text:p text:style-name="P73">Port numbers are in decimal <text:span text:style-name="T10">(unsigned 16-bit)</text:span>.</text:p>
        </text:list-item>
      </text:list>
      <text:p text:style-name="P8"/>
      <text:p text:style-name="P8">Running WIZCFG with no command will <text:span text:style-name="T6">show</text:span> the current configuration <text:span text:style-name="T33">stored</text:span> <text:span text:style-name="T33">in</text:span> the <text:span text:style-name="T33">NVRAM</text:span>. <text:span text:style-name="T33">Prefixing any command with a ‘W’ will make the command operate on the WIZ850io instead of NVRAM. This includes the “show” command, e.g. “wizcfg w” shows the current WIZ850io configuration.</text:span></text:p>
      <text:p text:style-name="P8"/>
      <text:p text:style-name="P15"><text:span text:style-name="T34">It is convenient to maintain your network configuration in</text:span> a SUBMIT file containing the WIZCFG commands to setup the network. Here is a simple example (NETCFG.SUB):</text:p>
      <text:p text:style-name="P15"/>
      <text:p text:style-name="P44">wizcfg n 02</text:p>
      <text:p text:style-name="P44">wizcfg i 192.168.1.200</text:p>
      <text:p text:style-name="P44">wizcfg g 192.168.1.1</text:p>
      <text:p text:style-name="P44">wizcfg s 255.255.255.0</text:p>
      <text:p text:style-name="P44">wizcfg <text:span text:style-name="T21">m</text:span> <text:span text:style-name="T21">02:00:5D:0D:F1:2E</text:span></text:p>
      <text:p text:style-name="P44">wizcfg 0 00 192.168.1.17 31100</text:p>
      <text:p text:style-name="P15"/>
      <text:p text:style-name="P15">This sets the CP/NET client node ID to “02”, the client IP address to “192.168.1.200”, the gateway address to “192.168.1.1”, the network mask to “255.255.255.0”, <text:span text:style-name="T22">and the MAC address to “02:00:5D:0D:F1:2E”</text:span>. It also configures one server, node ID “00”, to be found at IP address “192.168.1.17” port “31100”. <text:span text:style-name="T34">Keeping this file up to date makes it easy to store your configuration in the NVRAM, should that be necessary after initial setup.</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1">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text:span><text:soft-page-break/><text:span text:style-name="T20">address of a retired or discarded piece of network equipment (e.g. an old NIC, or a cheap one that will not be used). Again, ideally this MAC address would not change for the life of the WIZ850io.</text:span></text:p>
      <text:p text:style-name="P11"/>
      <text:p text:style-name="P36">When WIZCFG is used to set a socket configuration <text:span text:style-name="T33">in the WIZ850io</text:span>, any active connection on that socket is closed prior to changing the values. CP/NET will re-connect (using new values) on the next access through that socket.</text:p>
      <text:p text:style-name="P36"/>
      <text:p text:style-name="P37">Note that some of the WIZ850io socket registers cannot be read exactly as written (separate registers exist for read vs. write), and so showing the WIZ850io configuration might not look correct.</text:p>
      <text:p text:style-name="P37"/>
      <text:p text:style-name="P37">The command “wizcfg r” may be used to program the WIZ850io from the NVRAM configuration, and is the same operation that NDOS3 performs when starting up. This can be handy for starting CP/NET 1.2, which currently does not automatically configure the WIZ850io.</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7">followed by the payload. The header </text:span>contains:</text:p>
      <text:p text:style-name="P10"/>
      <text:p text:style-name="P51">FMT – <text:span text:style-name="T7">00 request, 01 response.</text:span></text:p>
      <text:p text:style-name="P52">DID – destination node ID.</text:p>
      <text:p text:style-name="P52">SID – source (sender) node ID.</text:p>
      <text:p text:style-name="P52">FNC – BDOS function code *.</text:p>
      <text:p text:style-name="P52">SIZ – payload size -1.</text:p>
      <text:p text:style-name="P52">* Additional functions may be defined, provided servers recognize them.</text:p>
      <text:p text:style-name="P8"/>
      <text:p text:style-name="P30">Note that the minimum message payload size is 1 byte, and the maximum is 256 bytes. This means the maximum message packet size will be 261 bytes. The minimum send/receive buffer size is 1K, so it is never possible for a single message to overrun the buffer.</text:p>
      <text:p text:style-name="P30"/>
      <text:p text:style-name="P31">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o Be Defined. Network Boot will use formats 0xb0 (boot request) and 0xb1 (boot responses), with the function code defining specific actions related to booting. Boot formats use single-byte (5-byte) header fields. Network boot protocol is defined in that section.</text:p>
      <text:p text:style-name="P7"><text:soft-page-break/></text:p>
      <text:p text:style-name="P12">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 <text:span text:style-name="T26">for other callers</text:span>.</text:p>
      <text:h text:style-name="Heading_20_3" text:outline-level="3">Example: Setting up a CpnetSocketServer for WIZ850io</text:h>
      <text:p text:style-name="P13">CpnetSocketServer uses a configuration file to specify settings. This file is plain text and contains “property = value” lines. The most-relevant properties are:</text:p>
      <text:p text:style-name="P13"/>
      <text:p text:style-name="P60">cpnetserver_host<text:tab/>The hostname or IP address on which to listen for connections.</text:p>
      <text:p text:style-name="P61">cpnetserver_port<text:tab/>The port number on which to listen for connections.</text:p>
      <text:p text:style-name="P61">cpnetserver_root_dir<text:tab/>The top-level directory to export to CP/NET clients. Create subdirectories “a” through “p”, for drives A: through P:.</text:p>
      <text:p text:style-name="P61">cpnetserver_sid<text:tab/>The node ID for this server. Must be unique on the CP/NET domain. A hexadecimal number 00-FE.</text:p>
      <text:p text:style-name="P13"/>
      <text:p text:style-name="P13">This configuration file is specified on the JAVA command line with the “conf=<text:span text:style-name="T3">file</text:span>” option. For example:</text:p>
      <text:p text:style-name="P13"/>
      <text:p text:style-name="P42">java -jar CpnetSocketServer.jar conf=<text:span text:style-name="T3">file</text:span></text:p>
      <text:p text:style-name="P13"/>
      <text:p text:style-name="P13">By default, the server will log various messages to stderr. The property “cpnetserver_log=<text:span text:style-name="T3">file</text:span>” (or commandline option “log=<text:span text:style-name="T3">file</text:span>”) may be used to direct that output to a file.</text:p>
      <text:p text:style-name="P13"/>
      <text:p text:style-name="P14">Here is an example configuration file:</text:p>
      <text:p text:style-name="P14"/>
      <text:p text:style-name="P43"># These are for CpnetSocketServer.jar</text:p>
      <text:p text:style-name="P43">#cpnetserver_log = cpnet00.log</text:p>
      <text:p text:style-name="P43"/>
      <text:p text:style-name="P43">cpnetserver_host = 192.168.1.17</text:p>
      <text:p text:style-name="P43">cpnetserver_port = 31100</text:p>
      <text:p text:style-name="P43">cpnetserver_temp = P</text:p>
      <text:p text:style-name="P43">cpnetserver_sid = 00</text:p>
      <text:p text:style-name="P43">cpnetserver_max = 16</text:p>
      <text:p text:style-name="P43">cpnetserver_root_dir = /home/drmiller/CpnetServer00</text:p>
      <text:p text:style-name="P43"/>
      <text:p text:style-name="P43"># Up to 16 printers, 0-f</text:p>
      <text:p text:style-name="P43">cpnetserver_lst5 = Diablo630Stream file=lst00.5.ps</text:p>
      <text:p text:style-name="P43"/>
      <text:p text:style-name="P43">diablo630_nogui = true</text:p>
      <text:p text:style-name="P43">diablo630_jobend = save</text:p>
      <text:p text:style-name="P14"/>
      <text:p text:style-name="P14">Other properties are explained below.</text:p>
      <text:p text:style-name="P13"/>
      <text:h text:style-name="Heading_20_3" text:outline-level="3">Example: Setting up a CP/NET client on CP/M 3</text:h>
      <text:p text:style-name="P38">This example assumes that you have already programmed your network configuration into the NVRAM chip.</text:p>
      <text:p text:style-name="P14"><text:soft-page-break/></text:p>
      <text:p text:style-name="P57">A complete bundle, for the WIZ850io, is available at:</text:p>
      <text:p text:style-name="P57"/>
      <text:p text:style-name="P54"><text:a xlink:type="simple" xlink:href="http://sebhc.durgadas.com/mms89/wiz850io/cpnet3.tgz" text:style-name="Internet_20_link" text:visited-style-name="Visited_20_Internet_20_Link">http://sebhc.durgadas.com/mms89/wiz850io/cpnet3.tgz</text:a></text:p>
      <text:p text:style-name="P57"/>
      <text:p text:style-name="P14">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4"/>
      <text:p text:style-name="P43">network p:=c:</text:p>
      <text:p text:style-name="P14"/>
      <text:p text:style-name="P14">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4"/>
      <text:p text:style-name="P16">The program NETSTAT.COM (or CPNETSTS.COM) will display the current mappings. For example:</text:p>
      <text:p text:style-name="P16"/>
      <text:p text:style-name="P45">A&gt;netstat</text:p>
      <text:p text:style-name="P45"/>
      <text:p text:style-name="P45">CP/NET Status</text:p>
      <text:p text:style-name="P45">=============</text:p>
      <text:p text:style-name="P45">Requester ID = 02H</text:p>
      <text:p text:style-name="P45">Network Status Byte = 10H</text:p>
      <text:p text:style-name="P45">Device status:</text:p>
      <text:p text:style-name="P45"><text:s text:c="2"/>Drive P: = Drive C: on Network Server ID = 00H</text:p>
      <text:p text:style-name="P45">A&gt;</text:p>
      <text:p text:style-name="P16"/>
      <text:p text:style-name="P16">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6"/>
      <text:p text:style-name="P17">A drive may be unmapped (returned to local use) with the program LOCAL.COM. This is most useful if a mapping actually obscured a local drive, which is now needed. Typically, an unused drive letter would be mapped to a network drive.</text:p>
      <text:p text:style-name="P17"/>
      <text:p text:style-name="P17">CP/NET may be “shutdown” with the program RSXRM.COM, which causes the RSX to remove itself. For example:</text:p>
      <text:p text:style-name="P17"/>
      <text:p text:style-name="P46">rsxrm ndos3</text:p>
      <text:p text:style-name="P17"/>
      <text:p text:style-name="P17">Note that the WIZ850io does not lose it’s configuration when NDOS3 is shutdown, only when the system is RESET. The command “wizcfg” (with no options) will show the current configuration of the WIZ850io (as it pertains to CP/NET).</text:p>
      <text:p text:style-name="P17"><text:soft-page-break/></text:p>
      <text:p text:style-name="P17">The CP/M 3 HELP facility has been expanded to cover these commands <text:span text:style-name="T17">(except WIZCGF)</text:span>.</text:p>
      <text:p text:style-name="P17"/>
      <text:h text:style-name="Heading_20_3" text:outline-level="3">Example: Setting up CP/NET 1.2 on CP/M 2.2</text:h>
      <text:p text:style-name="P39">This example assumes that you have already programmed your network configuration into the NVRAM chip.</text:p>
      <text:p text:style-name="P22"/>
      <text:p text:style-name="P22">CP/NET 1.2 (for CP/M 2.2) may also be run. Note that this will consume more TPA than the CP/M 3 version, and requires a cold boot (system RESET) to remove.</text:p>
      <text:p text:style-name="P21"/>
      <text:p text:style-name="P21">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21"/>
      <text:p text:style-name="P53"><text:a xlink:type="simple" xlink:href="https://github.com/durgadas311/MmsCpm3/tree/master/net/dist/bin" text:style-name="Internet_20_link" text:visited-style-name="Visited_20_Internet_20_Link">https://github.com/durgadas311/MmsCpm3/tree/master/net/dist/bin</text:a></text:p>
      <text:p text:style-name="P56"/>
      <text:p text:style-name="P57">A complete bundle, for the WIZ850io, is available at:</text:p>
      <text:p text:style-name="P57"/>
      <text:p text:style-name="P54"><text:a xlink:type="simple" xlink:href="http://sebhc.durgadas.com/mms89/wiz850io/cpnet12.tgz" text:style-name="Internet_20_link" text:visited-style-name="Visited_20_Internet_20_Link">http://sebhc.durgadas.com/mms89/wiz850io/cpnet12.tgz</text:a></text:p>
      <text:p text:style-name="P21"/>
      <text:p text:style-name="P21">Copy all these files onto a bootable CP/M 2.2 disk (with standard CP/M utilities). Boot this disk and setup the WIZ850io (e.g. <text:span text:style-name="T34">WIZCFG R</text:span>). Then start CP/NET with the program CPNETLDR.COM. You will get output like this:</text:p>
      <text:p text:style-name="P21"/>
      <text:p text:style-name="P49">A&gt;cpnetldr</text:p>
      <text:p text:style-name="P49"/>
      <text:p text:style-name="P49">CP/NET 1.2 Loader</text:p>
      <text:p text:style-name="P49">=================</text:p>
      <text:p text:style-name="P49"/>
      <text:p text:style-name="P49">BIOS <text:s text:c="8"/>EB00H <text:s/>1500H</text:p>
      <text:p text:style-name="P49">BDOS <text:s text:c="8"/>DD00H <text:s/>0E00H</text:p>
      <text:p text:style-name="P49">SNIOS <text:s text:c="2"/>SPR <text:s/>D900H <text:s/>0400H</text:p>
      <text:p text:style-name="P49">NDOS <text:s text:c="3"/>SPR <text:s/>CD00H <text:s/>0C00H</text:p>
      <text:p text:style-name="P49">TPA <text:s text:c="9"/>0000H <text:s/>CD00H</text:p>
      <text:p text:style-name="P49"/>
      <text:p text:style-name="P49">CP/NET 1.2 loading complete.</text:p>
      <text:p text:style-name="P49"/>
      <text:p text:style-name="P49">A&gt;</text:p>
      <text:p text:style-name="P21"/>
      <text:p text:style-name="P21">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1"/>
      <text:h text:style-name="Heading_20_3" text:outline-level="3">NVRAM Option</text:h>
      <text:p text:style-name="P25">The SPI adapter contains a second SPI port, which may be connected to a Microchip 25LC512 non-volatile memory (SEEPROM) device. This <text:span text:style-name="T34">is</text:span> used to store the WIZ850io configuration over RESET <text:soft-page-break/>and power cycles. Only the first 512 bytes of the 64K NVRAM are used by WIZCFG, so the rest may be used as desired for other purposes.</text:p>
      <text:p text:style-name="P25"/>
      <text:p text:style-name="P25"><text:span text:style-name="T34">The</text:span> WIZ850io configuration <text:span text:style-name="T34">in NVRAM must be </text:span>created using WIZCFG and/or SUBMIT. <text:span text:style-name="T34">This configuration contains a checksum, which is used to detect when a valid configuration exists. The WIZ850io will not be configured from NVRAM unless this checksum is good.</text:span></text:p>
      <text:p text:style-name="P25"/>
      <text:p text:style-name="P25">Once a configuration has been saved, each time the system is RESET or powered on the configuration may be rest<text:span text:style-name="T25">o</text:span>red <text:span text:style-name="T35">to the WIZ850io </text:span>using the command:</text:p>
      <text:p text:style-name="P25"/>
      <text:p text:style-name="P50">wizcfg r</text:p>
      <text:p text:style-name="P25"/>
      <text:p text:style-name="P40">NDOS3 automatically performs a “wizcfg r”, and so running this command is not necessary when using NDOS3.</text:p>
      <text:p text:style-name="P27"/>
      <text:p text:style-name="P27">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1"/>
      <text:h text:style-name="Heading_20_3" text:outline-level="3">Network Boot</text:h>
      <text:p text:style-name="P20">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20"/>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5">Requests</text:p>
          </table:table-cell>
          <table:covered-table-cell/>
          <table:covered-table-cell/>
          <table:covered-table-cell/>
          <table:covered-table-cell/>
        </table:table-row>
        <table:table-row>
          <table:table-cell table:style-name="Table2.A2" office:value-type="string">
            <text:p text:style-name="P65">FMT</text:p>
          </table:table-cell>
          <table:table-cell table:style-name="Table2.A2" office:value-type="string">
            <text:p text:style-name="P65">FNC</text:p>
          </table:table-cell>
          <table:table-cell table:style-name="Table2.A2" office:value-type="string">
            <text:p text:style-name="P65">SIZ</text:p>
          </table:table-cell>
          <table:table-cell table:style-name="Table2.A2" office:value-type="string">
            <text:p text:style-name="P65">Data</text:p>
          </table:table-cell>
          <table:table-cell table:style-name="Table2.E2" office:value-type="string">
            <text:p text:style-name="P65">Purpose</text:p>
          </table:table-cell>
        </table:table-row>
        <table:table-row>
          <table:table-cell table:style-name="Table2.A2" office:value-type="string">
            <text:p text:style-name="P66">B0</text:p>
          </table:table-cell>
          <table:table-cell table:style-name="Table2.A2" office:value-type="string">
            <text:p text:style-name="P66">0<text:span text:style-name="T29">1</text:span></text:p>
          </table:table-cell>
          <table:table-cell table:style-name="Table2.A2" office:value-type="string">
            <text:p text:style-name="P66">nn</text:p>
          </table:table-cell>
          <table:table-cell table:style-name="Table2.A2" office:value-type="string">
            <text:p text:style-name="P66">string</text:p>
          </table:table-cell>
          <table:table-cell table:style-name="Table2.E2" office:value-type="string">
            <text:p text:style-name="P66">Request boot using image(s) for SID, with optional string. <text:span text:style-name="T28">(TODO: zero-length how?)</text:span></text:p>
          </table:table-cell>
        </table:table-row>
        <table:table-row>
          <table:table-cell table:style-name="Table2.A2" office:value-type="string">
            <text:p text:style-name="P68">B0</text:p>
          </table:table-cell>
          <table:table-cell table:style-name="Table2.A2" office:value-type="string">
            <text:p text:style-name="P68">00</text:p>
          </table:table-cell>
          <table:table-cell table:style-name="Table2.A2" office:value-type="string">
            <text:p text:style-name="P68">00</text:p>
          </table:table-cell>
          <table:table-cell table:style-name="Table2.A2" office:value-type="string">
            <text:p text:style-name="P68">00</text:p>
          </table:table-cell>
          <table:table-cell table:style-name="Table2.E2" office:value-type="string">
            <text:p text:style-name="P68">ACK previous response, send next (handshake/flow control).</text:p>
          </table:table-cell>
        </table:table-row>
        <table:table-row>
          <table:table-cell table:style-name="Table2.E2" table:number-columns-spanned="5" office:value-type="string">
            <text:p text:style-name="P65">Responses</text:p>
          </table:table-cell>
          <table:covered-table-cell/>
          <table:covered-table-cell/>
          <table:covered-table-cell/>
          <table:covered-table-cell/>
        </table:table-row>
        <table:table-row>
          <table:table-cell table:style-name="Table2.A2" office:value-type="string">
            <text:p text:style-name="P66">B1</text:p>
          </table:table-cell>
          <table:table-cell table:style-name="Table2.A2" office:value-type="string">
            <text:p text:style-name="P66">00</text:p>
          </table:table-cell>
          <table:table-cell table:style-name="Table2.A2" office:value-type="string">
            <text:p text:style-name="P67">00</text:p>
          </table:table-cell>
          <table:table-cell table:style-name="Table2.A2" office:value-type="string">
            <text:p text:style-name="P67">00</text:p>
          </table:table-cell>
          <table:table-cell table:style-name="Table2.E2" office:value-type="string">
            <text:p text:style-name="P66">NAK - Boot failed/refused</text:p>
          </table:table-cell>
        </table:table-row>
        <table:table-row>
          <table:table-cell table:style-name="Table2.A2" office:value-type="string">
            <text:p text:style-name="P66">B1</text:p>
          </table:table-cell>
          <table:table-cell table:style-name="Table2.A2" office:value-type="string">
            <text:p text:style-name="P66">01</text:p>
          </table:table-cell>
          <table:table-cell table:style-name="Table2.A2" office:value-type="string">
            <text:p text:style-name="P67">7F</text:p>
          </table:table-cell>
          <table:table-cell table:style-name="Table2.A2" office:value-type="string">
            <text:p text:style-name="P66">message</text:p>
          </table:table-cell>
          <table:table-cell table:style-name="Table2.E2" office:value-type="string">
            <text:p text:style-name="P66"><text:span text:style-name="T28">ACK - </text:span>Boot accepted, image follows. <text:span text:style-name="T3">message</text:span> is ‘$’-terminated string to be displayed to user.</text:p>
          </table:table-cell>
        </table:table-row>
        <table:table-row>
          <table:table-cell table:style-name="Table2.A2" office:value-type="string">
            <text:p text:style-name="P66">B1</text:p>
          </table:table-cell>
          <table:table-cell table:style-name="Table2.A2" office:value-type="string">
            <text:p text:style-name="P66">02</text:p>
          </table:table-cell>
          <table:table-cell table:style-name="Table2.A2" office:value-type="string">
            <text:p text:style-name="P67">01</text:p>
          </table:table-cell>
          <table:table-cell table:style-name="Table2.A2" office:value-type="string">
            <text:p text:style-name="P66">address</text:p>
          </table:table-cell>
          <table:table-cell table:style-name="Table2.E2" office:value-type="string">
            <text:p text:style-name="P66">Set DMA address for subsequent records.</text:p>
          </table:table-cell>
        </table:table-row>
        <table:table-row>
          <table:table-cell table:style-name="Table2.A2" office:value-type="string">
            <text:p text:style-name="P66">B1</text:p>
          </table:table-cell>
          <table:table-cell table:style-name="Table2.A2" office:value-type="string">
            <text:p text:style-name="P66">03</text:p>
          </table:table-cell>
          <table:table-cell table:style-name="Table2.A2" office:value-type="string">
            <text:p text:style-name="P67">7F</text:p>
          </table:table-cell>
          <table:table-cell table:style-name="Table2.A2" office:value-type="string">
            <text:p text:style-name="P67">record</text:p>
          </table:table-cell>
          <table:table-cell table:style-name="Table2.E2" office:value-type="string">
            <text:p text:style-name="P67">Load record to DMA address, bump address by 128.</text:p>
          </table:table-cell>
        </table:table-row>
        <table:table-row>
          <table:table-cell table:style-name="Table2.A2" office:value-type="string">
            <text:p text:style-name="P67">B1</text:p>
          </table:table-cell>
          <table:table-cell table:style-name="Table2.A2" office:value-type="string">
            <text:p text:style-name="P67">04</text:p>
          </table:table-cell>
          <table:table-cell table:style-name="Table2.A2" office:value-type="string">
            <text:p text:style-name="P67">01</text:p>
          </table:table-cell>
          <table:table-cell table:style-name="Table2.A2" office:value-type="string">
            <text:p text:style-name="P67">address</text:p>
          </table:table-cell>
          <table:table-cell table:style-name="Table2.E2" office:value-type="string">
            <text:p text:style-name="P67">Boot complete, jump to <text:span text:style-name="T3">address</text:span>.</text:p>
          </table:table-cell>
        </table:table-row>
      </table:table>
      <text:p text:style-name="P32"/>
      <text:p text:style-name="P33">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3"/>
      <text:p text:style-name="P33"><text:soft-page-break/>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3"/>
      <text:p text:style-name="P34">Once the client has completed processing of <text:span text:style-name="T31">each </text:span>FNC 01, 02, or 03 message, it must send a ACK request to tell the server to send the <text:span text:style-name="T32">next</text:span> message. FNC 04 messages are not ACKed, no more messages follow. If the client sends an ACK request when booting is not active on the server (<text:span text:style-name="T31">before FNC 01 </text:span>or after FNC 04), it will receive a NAK response.</text:p>
      <text:p text:style-name="P34"/>
      <text:p text:style-name="P35">The format of boot images on the server is not defined, however current plan is for CpnetSocketServer to use files in the format of CPM3.SYS. This will allow for up to two <text:span text:style-name="T32">separate </text:span>memory segments for the OS image <text:span text:style-name="T32">(RES and BNK for CP/M 3, but segment may have any meaning)</text:span>. <text:span text:style-name="T30">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 whenever changes are made. It may also be desirable for the server to overlay the boot image with a custom network table at boot time.</text:span></text:p>
      <text:p text:style-name="P17"/>
      <text:h text:style-name="Heading_20_3" text:outline-level="3">Advanced Operation</text:h>
      <text:p text:style-name="P18">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8"/>
      <text:p text:style-name="P47">Usage: WIZDBG {G bsb off num}</text:p>
      <text:p text:style-name="P47"><text:s text:c="7"/>WIZDBG {S bsb off dat...}</text:p>
      <text:p text:style-name="P47"><text:s text:c="7"/>bsb = Block Select Bits, hex 00..1F</text:p>
      <text:p text:style-name="P47"><text:s text:c="7"/>off = Offset within BSB, hex</text:p>
      <text:p text:style-name="P47"><text:s text:c="7"/>num = Number of bytes to GET, dec</text:p>
      <text:p text:style-name="P47"><text:s text:c="7"/>dat = Byte(s) to SET, hex</text:p>
      <text:p text:style-name="P18"/>
      <text:p text:style-name="P18">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8"/>
      <text:p text:style-name="P47">A&gt;wizdbg g 0 0 32</text:p>
      <text:p text:style-name="P47">00:0000 00 00 00 00 00 00 00 00 00 00 <text:span text:style-name="T23">00</text:span> <text:span text:style-name="T23">00</text:span> <text:span text:style-name="T23">00</text:span> <text:span text:style-name="T23">00</text:span> <text:span text:style-name="T23">00</text:span> 00</text:p>
      <text:p text:style-name="P47">00:0010 00 00 00 00 00 00 00 00 00 07 D0 08 28 00 00 00</text:p>
      <text:p text:style-name="P47">A&gt;</text:p>
      <text:p text:style-name="P18"><text:soft-page-break/></text:p>
      <text:p text:style-name="P18">In this example, the chip has not been configured yet so only the Retry Time, Retry Count, and PPP LCP Request Timer fields have non-zero values.</text:p>
      <text:p text:style-name="P19"/>
      <text:p text:style-name="P19">Note that the CP/M commandline input buffer is 128 bytes (127 characters, maximum) in length, so the SET option is limited to how ma<text:span text:style-name="T18">n</text:span>y values can be entered into the command buffer.</text:p>
      <text:p text:style-name="P19"/>
      <text:p text:style-name="P19">The following table shows the bsb values for each socket, in addition to the Common Register block at BSB 00.</text:p>
      <text:p text:style-name="P19"/>
      <table:table table:name="Table1" table:style-name="Table1">
        <table:table-column table:style-name="Table1.A" table:number-columns-repeated="3"/>
        <table:table-column table:style-name="Table1.D"/>
        <table:table-header-rows>
          <table:table-row>
            <table:table-cell table:style-name="Table1.A1" office:value-type="string">
              <text:p text:style-name="P64">Socket</text:p>
            </table:table-cell>
            <table:table-cell table:style-name="Table1.A1" office:value-type="string">
              <text:p text:style-name="P64">Socket Registers BSB</text:p>
            </table:table-cell>
            <table:table-cell table:style-name="Table1.A1" office:value-type="string">
              <text:p text:style-name="P64">Tx Buffer BSB</text:p>
            </table:table-cell>
            <table:table-cell table:style-name="Table1.D1" office:value-type="string">
              <text:p text:style-name="P64">Rx Buffer BSB</text:p>
            </table:table-cell>
          </table:table-row>
        </table:table-header-rows>
        <table:table-row>
          <table:table-cell table:style-name="Table1.A2" office:value-type="string">
            <text:p text:style-name="P63">0</text:p>
          </table:table-cell>
          <table:table-cell table:style-name="Table1.A2" office:value-type="string">
            <text:p text:style-name="P63">01</text:p>
          </table:table-cell>
          <table:table-cell table:style-name="Table1.A2" office:value-type="string">
            <text:p text:style-name="P63">02</text:p>
          </table:table-cell>
          <table:table-cell table:style-name="Table1.D2" office:value-type="string">
            <text:p text:style-name="P63">03</text:p>
          </table:table-cell>
        </table:table-row>
        <table:table-row>
          <table:table-cell table:style-name="Table1.A2" office:value-type="string">
            <text:p text:style-name="P63">1</text:p>
          </table:table-cell>
          <table:table-cell table:style-name="Table1.A2" office:value-type="string">
            <text:p text:style-name="P63">05</text:p>
          </table:table-cell>
          <table:table-cell table:style-name="Table1.A2" office:value-type="string">
            <text:p text:style-name="P63">06</text:p>
          </table:table-cell>
          <table:table-cell table:style-name="Table1.D2" office:value-type="string">
            <text:p text:style-name="P63">07</text:p>
          </table:table-cell>
        </table:table-row>
        <table:table-row>
          <table:table-cell table:style-name="Table1.A2" office:value-type="string">
            <text:p text:style-name="P63">2</text:p>
          </table:table-cell>
          <table:table-cell table:style-name="Table1.A2" office:value-type="string">
            <text:p text:style-name="P63">09</text:p>
          </table:table-cell>
          <table:table-cell table:style-name="Table1.A2" office:value-type="string">
            <text:p text:style-name="P63">0A</text:p>
          </table:table-cell>
          <table:table-cell table:style-name="Table1.D2" office:value-type="string">
            <text:p text:style-name="P63">0B</text:p>
          </table:table-cell>
        </table:table-row>
        <table:table-row>
          <table:table-cell table:style-name="Table1.A2" office:value-type="string">
            <text:p text:style-name="P63">3</text:p>
          </table:table-cell>
          <table:table-cell table:style-name="Table1.A2" office:value-type="string">
            <text:p text:style-name="P63">0D</text:p>
          </table:table-cell>
          <table:table-cell table:style-name="Table1.A2" office:value-type="string">
            <text:p text:style-name="P63">0E</text:p>
          </table:table-cell>
          <table:table-cell table:style-name="Table1.D2" office:value-type="string">
            <text:p text:style-name="P63">0F</text:p>
          </table:table-cell>
        </table:table-row>
        <table:table-row>
          <table:table-cell table:style-name="Table1.A2" office:value-type="string">
            <text:p text:style-name="P63">4</text:p>
          </table:table-cell>
          <table:table-cell table:style-name="Table1.A2" office:value-type="string">
            <text:p text:style-name="P63">11</text:p>
          </table:table-cell>
          <table:table-cell table:style-name="Table1.A2" office:value-type="string">
            <text:p text:style-name="P63">12</text:p>
          </table:table-cell>
          <table:table-cell table:style-name="Table1.D2" office:value-type="string">
            <text:p text:style-name="P63">13</text:p>
          </table:table-cell>
        </table:table-row>
        <table:table-row>
          <table:table-cell table:style-name="Table1.A2" office:value-type="string">
            <text:p text:style-name="P63">5</text:p>
          </table:table-cell>
          <table:table-cell table:style-name="Table1.A2" office:value-type="string">
            <text:p text:style-name="P63">15</text:p>
          </table:table-cell>
          <table:table-cell table:style-name="Table1.A2" office:value-type="string">
            <text:p text:style-name="P63">16</text:p>
          </table:table-cell>
          <table:table-cell table:style-name="Table1.D2" office:value-type="string">
            <text:p text:style-name="P62">17</text:p>
          </table:table-cell>
        </table:table-row>
        <table:table-row>
          <table:table-cell table:style-name="Table1.A2" office:value-type="string">
            <text:p text:style-name="P63">6</text:p>
          </table:table-cell>
          <table:table-cell table:style-name="Table1.A2" office:value-type="string">
            <text:p text:style-name="P63">19</text:p>
          </table:table-cell>
          <table:table-cell table:style-name="Table1.A2" office:value-type="string">
            <text:p text:style-name="P63">1A</text:p>
          </table:table-cell>
          <table:table-cell table:style-name="Table1.D2" office:value-type="string">
            <text:p text:style-name="P63">1B</text:p>
          </table:table-cell>
        </table:table-row>
        <table:table-row>
          <table:table-cell table:style-name="Table1.A2" office:value-type="string">
            <text:p text:style-name="P63">7</text:p>
          </table:table-cell>
          <table:table-cell table:style-name="Table1.A2" office:value-type="string">
            <text:p text:style-name="P63">1D</text:p>
          </table:table-cell>
          <table:table-cell table:style-name="Table1.A2" office:value-type="string">
            <text:p text:style-name="P63">1E</text:p>
          </table:table-cell>
          <table:table-cell table:style-name="Table1.D2" office:value-type="string">
            <text:p text:style-name="P63">1F</text:p>
          </table:table-cell>
        </table:table-row>
      </table:table>
      <text:p text:style-name="P19"/>
      <text:p text:style-name="P19">Consult the W5500 Datasheet for the meanings of the offsets within a BSB.</text:p>
      <text:p text:style-name="P19"/>
      <text:p text:style-name="P23">The SET option is currently <text:span text:style-name="T18">not allowed</text:span> if CP/NET is active.</text:p>
      <text:p text:style-name="P23"/>
      <text:p text:style-name="P25">The program NVRAM.COM may be used to directly access the NVRAM device <text:span text:style-name="T24">(25LC512)</text:span>, if it is installed. Help is printed if the command is invoked with no options:</text:p>
      <text:p text:style-name="P25"/>
      <text:p text:style-name="P50">Usage: NVRAM R adr len</text:p>
      <text:p text:style-name="P50"><text:s text:c="7"/>NVRAM W adr val...</text:p>
      <text:p text:style-name="P50"><text:s text:c="7"/>NVRAM CE</text:p>
      <text:p text:style-name="P50"><text:s text:c="7"/>NVRAM SE adr</text:p>
      <text:p text:style-name="P50"><text:s text:c="7"/>NVRAM PE adr</text:p>
      <text:p text:style-name="P25"/>
      <text:p text:style-name="P25">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5"/>
      <text:p text:style-name="P26">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6"/>
      <text:p text:style-name="P29"><text:soft-page-break/>The “CE”, “SE”, and “PE” commands erase all, or part, of the chip. See chip documentation. Note that sending an erase command before WRITE is not required, as the chip does that for you.</text:p>
      <text:p text:style-name="P26"/>
      <text:p text:style-name="P28">Just like “wizdbg s ...”, the WRITE command is limited by the space available in the CP/M commandline buffer.</text:p>
      <text:p text:style-name="P25"/>
      <text:p text:style-name="P28">See also the Microchip 25LC512 datasheet.</text:p>
      <text:p text:style-name="P23"/>
      <text:h text:style-name="Heading_20_3" text:outline-level="3">HDOS/NET</text:h>
      <text:p text:style-name="P24">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8-11T11:58:15.419441011</dc:date>
    <meta:editing-duration>PT1H53M12S</meta:editing-duration>
    <meta:editing-cycles>31</meta:editing-cycles>
    <meta:generator>LibreOffice/6.0.7.3$Linux_X86_64 LibreOffice_project/00m0$Build-3</meta:generator>
    <meta:document-statistic meta:table-count="2" meta:image-count="0" meta:object-count="0" meta:page-count="11" meta:paragraph-count="242" meta:word-count="4266" meta:character-count="25197" meta:non-whitespace-character-count="21070"/>
  </office:meta>
</office:document-meta>
</file>